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ab98c" officeooo:paragraph-rsid="001ab98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te</text:p>
      <text:p text:style-name="P1">Andréa Fontes</text:p>
      <text:p text:style-name="P1"><text:s text:c="2"/></text:p>
      <text:p text:style-name="P1">exibições</text:p>
      <text:p text:style-name="P1">8.480</text:p>
      <text:p text:style-name="P1">Grite o nome Dele Grite sem cessar</text:p>
      <text:p text:style-name="P1">Grite o nome Dele Que Ele te ouvirá</text:p>
      <text:p text:style-name="P1">Eu ouvia o som do mar Mas não podia contemplar Eu sentia o calor do sol</text:p>
      <text:p text:style-name="P1"/>
      <text:p text:style-name="P1">Sem nunca ver ele se pôr</text:p>
      <text:p text:style-name="P1">Eu ouvia a multidão</text:p>
      <text:p text:style-name="P1">Mas eu não via ninguém</text:p>
      <text:p text:style-name="P1">Sou Bartimeu e esta</text:p>
      <text:p text:style-name="P1">É a minha história</text:p>
      <text:p text:style-name="P1">Esmolava a beira do caminho</text:p>
      <text:p text:style-name="P1">Mas este não era o meu fim</text:p>
      <text:p text:style-name="P1">Mas aconteceu que um dia</text:p>
      <text:p text:style-name="P1">Eu ouvi como um trovão</text:p>
      <text:p text:style-name="P1">De uma grande multidão</text:p>
      <text:p text:style-name="P1">Que com brados de vitória</text:p>
      <text:p text:style-name="P1">Cantava para alguém</text:p>
      <text:p text:style-name="P1">Bendito é O que vem</text:p>
      <text:p text:style-name="P1">Em nome do Senhor</text:p>
      <text:p text:style-name="P1">Alguém me disse: eu toquei nEle</text:p>
      <text:p text:style-name="P1">E Ele me curou</text:p>
      <text:p text:style-name="P1">Outro me disse: o meu filho estava morto</text:p>
      <text:p text:style-name="P1">E ele ressuscitou</text:p>
      <text:p text:style-name="P1">Então eu não pude me conter</text:p>
      <text:p text:style-name="P1">Então comecei a gritar</text:p>
      <text:p text:style-name="P1">Jesus, oh filho de Davi</text:p>
      <text:p text:style-name="P1">Vem me curar</text:p>
      <text:p text:style-name="P1">Jesus, Jesus</text:p>
      <text:p text:style-name="P1">Add a playlist</text:p>
      <text:p text:style-name="P1">Tamanho</text:p>
      <text:p text:style-name="P1">A</text:p>
      <text:p text:style-name="P1">A</text:p>
      <text:p text:style-name="P1">Cifra</text:p>
      <text:p text:style-name="P1">Imprimir</text:p>
      <text:p text:style-name="P1">Corrig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5:03:37.903551112</meta:creation-date>
    <meta:print-date>2016-08-03T15:07:47.294895529</meta:print-date>
    <dc:date>2016-08-03T15:09:58.402539745</dc:date>
    <meta:editing-duration>PT6M20S</meta:editing-duration>
    <meta:editing-cycles>1</meta:editing-cycles>
    <meta:document-statistic meta:table-count="0" meta:image-count="0" meta:object-count="0" meta:page-count="1" meta:paragraph-count="38" meta:word-count="152" meta:character-count="719" meta:non-whitespace-character-count="602"/>
    <meta:generator>LibreOffice/5.1.4.2$Linux_X86_64 LibreOffice_project/10m0$Build-2</meta:generator>
  </office:meta>
</office:document-meta>
</file>